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Paragraphedeliste" style:list-style-name="LFO1" style:family="paragraph">
      <style:text-properties fo:language="en" fo:country="US"/>
    </style:style>
    <style:style style:name="P9" style:parent-style-name="Paragraphedeliste" style:list-style-name="LFO1" style:family="paragraph">
      <style:text-properties fo:language="en" fo:country="US"/>
    </style:style>
    <style:style style:name="P10" style:parent-style-name="Paragraphedeliste" style:list-style-name="LFO1" style:family="paragraph">
      <style:text-properties fo:language="en" fo:country="US"/>
    </style:style>
    <style:style style:name="P11" style:parent-style-name="Paragraphedeliste" style:list-style-name="LFO1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language="en" fo:country="US"/>
    </style:style>
    <style:style style:name="T26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Christophe SAURY G20239056</text:p>
      <text:p text:style-name="P2">Drum set using sound input from my phone</text:p>
      <text:p text:style-name="P3"/>
      <text:p text:style-name="P4">For this wekinator project, we had to make an instrument by using wekinator. Being a foreign exchange student, I have been away from my instruments in my home country so I wanted to be able to recreate my set of drums so that I could practice while being away from home.<text:s/></text:p>
      <text:p text:style-name="P5">To be able to practice, I need to be able to hit something and for it to give a similar feeling to when I play the drums. I decided to use a glass bowl with a plastic top, a hard bottle and a knife as the<text:s/>percussion mallet (drum stick).</text:p>
      <text:p text:style-name="P6">For me to be able to get data when hitting these objects, I need my phone to get the frequency of the sound made from hitting each object. I can then train wekinator to recognize these sounds and classify them as snare, hi-hat and bass.</text:p>
      <text:p text:style-name="P7">I train wekinator for four different scenarios.</text:p>
      <text:list text:style-name="LFO1" text:continue-numbering="true">
        <text:list-item>
          <text:p text:style-name="P8">I hit the plastic part of the bowl with the knife</text:p>
        </text:list-item>
        <text:list-item>
          <text:p text:style-name="P9">I slide the bottle across a table</text:p>
        </text:list-item>
        <text:list-item>
          <text:p text:style-name="P10">I hit the bottle using the knife</text:p>
        </text:list-item>
        <text:list-item>
          <text:p text:style-name="P11">Default : No sound present</text:p>
        </text:list-item>
      </text:list>
      <text:p text:style-name="P12"/>
      <text:p text:style-name="P13">I then assign different sounds to these scenarios.</text:p>
      <text:p text:style-name="P14">Scenario 1 : Hi-Hat sound</text:p>
      <text:p text:style-name="P15">Scenario 2 : Bass sound</text:p>
      <text:p text:style-name="P16">Scenario 3 : Snare sound</text:p>
      <text:p text:style-name="P17">Scenario 4 : No sound</text:p>
      <text:p text:style-name="P18"/>
      <text:p text:style-name="P19">I add a part to my code to make sure the sounds only play once when the scenario changes and don’t repeat all the time.</text:p>
      <text:p text:style-name="P20"/>
      <text:p text:style-name="P21">I can now use this code to practice drumming and do different basic combos<text:s/>that only require the bass, hi-hat and snare.</text:p>
      <text:p text:style-name="P22"/>
      <text:p text:style-name="P23">The one problem this code has is that any inconsistency in the wekinator class detection causes a sound. This is very noticeable if the sound is off beat.</text:p>
      <text:p text:style-name="Normal"><text:span text:style-name="T24">I wasn’t able to record a demo of the project because my phone cannot send osc</text:span><text:span text:style-name="T25"><text:s/></text:span><text:span text:style-name="T26">data from audio input and take a video at the same time. I attached a video of the different sounds I trained my model wit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DengXian" style:font-name-complex="Times New Roman" style:letter-kerning="true" style:language-asian="zh" style:country-asian="C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ophe SAURY</meta:initial-creator>
    <dc:creator>Christophe SAURY</dc:creator>
    <meta:creation-date>2023-12-05T00:51:00Z</meta:creation-date>
    <dc:date>2023-12-05T01:23:00Z</dc:date>
    <meta:template xlink:href="Normal" xlink:type="simple"/>
    <meta:editing-cycles>6</meta:editing-cycles>
    <meta:editing-duration>PT1920S</meta:editing-duration>
    <meta:document-statistic meta:page-count="1" meta:paragraph-count="3" meta:word-count="270" meta:character-count="1756" meta:row-count="12" meta:non-whitespace-character-count="1489"/>
  </office:meta>
</office:document-meta>
</file>